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9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34.93mm"/>
    </style:style>
    <style:style style:name="co5" style:family="table-column">
      <style:table-column-properties fo:break-before="auto" style:column-width="35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0.87mm" svg:height="89.99mm" svg:x="184.85mm" svg:y="12.18mm">
            <draw:object draw:notify-on-update-of-ranges="Tabelle1.A4:Tabelle1.A23 Tabelle1.B2:Tabelle1.B2 Tabelle1.B4:Tabelle1.B23 Tabelle1.A4:Tabelle1.A23 Tabelle1.C2:Tabelle1.C2 Tabelle1.C4:Tabelle1.C23 Tabelle1.A4:Tabelle1.A23 Tabelle1.D2:Tabelle1.D2 Tabelle1.D4:Tabelle1.D23 Tabelle1.A4:Tabelle1.A23 Tabelle1.E2:Tabelle1.E2 Tabelle1.E4:Tabelle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rot</text:p>
          </table:table-cell>
          <table:table-cell table:style-name="ce3" office:value-type="string" calcext:value-type="string">
            <text:p>gelb</text:p>
          </table:table-cell>
          <table:table-cell table:style-name="ce4" office:value-type="string" calcext:value-type="string">
            <text:p>grün</text:p>
          </table:table-cell>
          <table:table-cell table:style-name="ce5" office:value-type="string" calcext:value-type="string">
            <text:p>blau</text:p>
          </table:table-cell>
        </table:table-row>
        <table:table-row table:style-name="ro1">
          <table:table-cell table:style-name="ce1" office:value-type="string" calcext:value-type="string">
            <text:p>Spannung in V</text:p>
          </table:table-cell>
          <table:table-cell table:number-columns-repeated="4" table:style-name="ce1" office:value-type="string" calcext:value-type="string">
            <text:p>Stromstärke in mA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7"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style-name="ce7" office:value-type="float" office:value="0.019" calcext:value-type="float">
            <text:p>0,01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style-name="ce7" office:value-type="float" office:value="0.64" calcext:value-type="float">
            <text:p>0,64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style-name="ce7" office:value-type="float" office:value="2.37" calcext:value-type="float">
            <text:p>2,37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.2" calcext:value-type="float">
            <text:p>5,2</text:p>
          </table:table-cell>
          <table:table-cell office:value-type="float" office:value="3.2" calcext:value-type="float">
            <text:p>3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.48" calcext:value-type="float">
            <text:p>1,48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.43" calcext:value-type="float">
            <text:p>2,43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.66" calcext:value-type="float">
            <text:p>3,66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.3" calcext:value-type="float">
            <text:p>9,3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.18" calcext:value-type="float">
            <text:p>9,1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5.3" calcext:value-type="float">
            <text:p>15,3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3"/>
          <table:table-cell office:value-type="float" office:value="16.2" calcext:value-type="float">
            <text:p>16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.00.0000</text:date>, <text:time style:data-style-name="N2" text:time-value="19:36:52.5258519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Voß</meta:initial-creator>
    <meta:creation-date>2018-11-03T15:27:29.564051718</meta:creation-date>
    <dc:date>2018-11-06T19:40:19.851047097</dc:date>
    <dc:creator>Sebastian Voß</dc:creator>
    <meta:editing-duration>PT27M3S</meta:editing-duration>
    <meta:editing-cycles>4</meta:editing-cycles>
    <meta:generator>LibreOffice/6.0.6.2$Linux_X86_64 LibreOffice_project/0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Sans'" style:font-style-name="10 Regular"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Sans'" style:font-style-name="10 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atin Modern Sans'" style:font-style-name="10 Regular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draw:stroke="none" svg:stroke-width="0.08cm" svg:stroke-color="#ff3333" draw:fill-color="#ff3333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</style:style>
    <style:style style:name="ch11" style:family="chart" style:data-style-name="N0">
      <style:chart-properties chart:symbol-type="named-symbol" chart:symbol-name="diamond" chart:symbol-width="0cm" chart:symbol-height="0cm" chart:link-data-style-to-source="true"/>
      <style:graphic-properties draw:stroke="none" svg:stroke-width="0.08cm" svg:stroke-color="#ffff00" draw:fill-color="#ff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cm" chart:symbol-height="0cm" chart:link-data-style-to-source="true"/>
      <style:graphic-properties draw:stroke="none" svg:stroke-width="0.08cm" svg:stroke-color="#00cc33" draw:fill-color="#00cc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cm" chart:symbol-height="0cm" chart:link-data-style-to-source="true"/>
      <style:graphic-properties draw:stroke="none"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88cm" svg:height="9cm" xlink:href=".." xlink:type="simple" chart:class="chart:scatter" chart:style-name="ch1">
        <chart:title svg:x="4.797cm" svg:y="0.315cm" chart:style-name="ch2">
          <text:p>Diodenkennlinien</text:p>
        </chart:title>
        <chart:plot-area chart:style-name="ch3" table:cell-range-address="Tabelle1.A4:Tabelle1.E23 Tabelle1.B2:Tabelle1.E2" chart:data-source-has-labels="row" svg:x="1.601cm" svg:y="1.458cm" svg:width="11.226cm" svg:height="6.052cm">
          <chartooo:coordinate-region svg:x="2.258cm" svg:y="1.662cm" svg:width="10.313cm" svg:height="5.192cm"/>
          <chart:axis chart:dimension="x" chart:name="primary-x" chart:style-name="ch4">
            <chart:title svg:x="5.525cm" svg:y="7.691cm" chart:style-name="ch5">
              <text:p>Spannung U in V</text:p>
            </chart:title>
            <chart:grid chart:style-name="ch6" chart:class="major"/>
          </chart:axis>
          <chart:axis chart:dimension="y" chart:name="primary-y" chart:style-name="ch7">
            <chart:title svg:x="0.451cm" svg:y="6.478cm" chart:style-name="ch8">
              <text:p>Stromstärke I in mA</text:p>
            </chart:title>
            <chart:grid chart:style-name="ch6" chart:class="major"/>
          </chart:axis>
          <chart:series chart:style-name="ch9" chart:values-cell-range-address="Tabelle1.B4:Tabelle1.B23" chart:label-cell-address="Tabelle1.B2:Tabelle1.B2" chart:class="chart:scatter">
            <chart:domain table:cell-range-address="Tabelle1.A4:Tabelle1.A23"/>
            <chart:regression-curve chart:style-name="ch10"/>
            <chart:data-point chart:repeated="20"/>
          </chart:series>
          <chart:series chart:style-name="ch11" chart:values-cell-range-address="Tabelle1.C4:Tabelle1.C23" chart:label-cell-address="Tabelle1.C2:Tabelle1.C2" chart:class="chart:scatter">
            <chart:regression-curve chart:style-name="ch10"/>
            <chart:data-point chart:repeated="20"/>
          </chart:series>
          <chart:series chart:style-name="ch12" chart:values-cell-range-address="Tabelle1.D4:Tabelle1.D23" chart:label-cell-address="Tabelle1.D2:Tabelle1.D2" chart:class="chart:scatter">
            <chart:regression-curve chart:style-name="ch10"/>
            <chart:data-point chart:repeated="20"/>
          </chart:series>
          <chart:series chart:style-name="ch13" chart:values-cell-range-address="Tabelle1.E4:Tabelle1.E23" chart:label-cell-address="Tabelle1.E2:Tabelle1.E2" chart:class="chart:scatter">
            <chart:regression-curve chart:style-name="ch10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ot</text:p>
                <draw:g>
                  <svg:desc>Tabelle1.B2:Tabelle1.B2</svg:desc>
                </draw:g>
              </table:table-cell>
              <table:table-cell office:value-type="string">
                <text:p>gelb</text:p>
                <draw:g>
                  <svg:desc>Tabelle1.C2:Tabelle1.C2</svg:desc>
                </draw:g>
              </table:table-cell>
              <table:table-cell office:value-type="string">
                <text:p>grün</text:p>
                <draw:g>
                  <svg:desc>Tabelle1.D2:Tabelle1.D2</svg:desc>
                </draw:g>
              </table:table-cell>
              <table:table-cell office:value-type="string">
                <text:p>blau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Tabelle1.A4:Tabelle1.A23</svg:desc>
                </draw:g>
              </table:table-cell>
              <table:table-cell office:value-type="float" office:value="0">
                <text:p>0</text:p>
                <draw:g>
                  <svg:desc>Tabelle1.B4:Tabelle1.B23</svg:desc>
                </draw:g>
              </table:table-cell>
              <table:table-cell office:value-type="float" office:value="0">
                <text:p>0</text:p>
                <draw:g>
                  <svg:desc>Tabelle1.C4:Tabelle1.C23</svg:desc>
                </draw:g>
              </table:table-cell>
              <table:table-cell office:value-type="float" office:value="0">
                <text:p>0</text:p>
                <draw:g>
                  <svg:desc>Tabelle1.D4:Tabelle1.D23</svg:desc>
                </draw:g>
              </table:table-cell>
              <table:table-cell office:value-type="float" office:value="0">
                <text:p>0</text:p>
                <draw:g>
                  <svg:desc>Tabelle1.E4:Tabelle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019">
                <text:p>0.01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0.09">
                <text:p>0.09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0.64">
                <text:p>0.64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2.37">
                <text:p>2.37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3.2">
                <text:p>3.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">
                <text:p>1.4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